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b7b79d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c9c9b6"/>
    </style:style>
    <style:style style:name="gr4" style:family="graphic" style:parent-style-name="standard">
      <style:graphic-properties draw:stroke="none" svg:stroke-width="0.001cm" draw:fill-color="#7a7a5a"/>
    </style:style>
    <style:style style:name="gr5" style:family="graphic" style:parent-style-name="standard">
      <style:graphic-properties draw:stroke="none" svg:stroke-width="0.001cm" draw:fill-color="#494936"/>
    </style:style>
    <style:style style:name="gr6" style:family="graphic" style:parent-style-name="standard">
      <style:graphic-properties draw:stroke="none" svg:stroke-width="0.001cm" draw:fill-color="#93936c"/>
    </style:style>
    <style:style style:name="gr7" style:family="graphic" style:parent-style-name="standard">
      <style:graphic-properties draw:stroke="none" svg:stroke-width="0.001cm" draw:fill-color="#dbdbce"/>
    </style:style>
    <style:style style:name="gr8" style:family="graphic" style:parent-style-name="standard">
      <style:graphic-properties draw:stroke="none" svg:stroke-width="0.001cm" draw:fill-color="#626248"/>
    </style:style>
    <style:style style:name="gr9" style:family="graphic" style:parent-style-name="standard">
      <style:graphic-properties svg:stroke-width="0.051cm" svg:stroke-color="#b7b79d" draw:fill="none" draw:fill-color="#ffffff" fo:padding-top="-0.024cm" fo:padding-bottom="-0.024cm" fo:padding-left="-0.024cm" fo:padding-right="-0.024cm"/>
    </style:style>
    <style:style style:name="gr10" style:family="graphic" style:parent-style-name="standard">
      <style:graphic-properties svg:stroke-width="0.051cm" svg:stroke-color="#000000" draw:fill="none" draw:fill-color="#ffffff" fo:padding-top="-0.024cm" fo:padding-bottom="-0.024cm" fo:padding-left="-0.024cm" fo:padding-right="-0.024cm"/>
    </style:style>
    <style:style style:name="gr11" style:family="graphic" style:parent-style-name="standard">
      <style:graphic-properties draw:stroke="none" svg:stroke-width="0.001cm" draw:fill-color="#a5a585"/>
    </style:style>
  </office:automatic-styles>
  <office:body>
    <office:drawing>
      <draw:page draw:name="page1" draw:style-name="dp1" draw:master-page-name="Default">
        <draw:g>
          <draw:glue-point draw:id="4" svg:x="-1.55cm" svg:y="-5cm"/>
          <draw:glue-point draw:id="5" svg:x="-5cm" svg:y="5cm"/>
          <draw:glue-point draw:id="6" svg:x="0.975cm" svg:y="5cm"/>
          <draw:glue-point draw:id="7" svg:x="-2.013cm" svg:y="5cm"/>
          <draw:glue-point draw:id="8" svg:x="-5cm" svg:y="0.322cm"/>
          <draw:glue-point draw:id="9" svg:x="-5cm" svg:y="2.661cm"/>
          <draw:glue-point draw:id="10" svg:x="5cm" svg:y="-2.114cm"/>
          <draw:glue-point draw:id="11" svg:x="-1.798cm" svg:y="1.553cm"/>
          <draw:polygon draw:style-name="gr1" draw:layer="layout" svg:width="2.428cm" svg:height="0.936cm" svg:x="0cm" svg:y="1.064cm" svg:viewBox="0 0 2429 937" draw:points="0,0 0,937 2429,937 2429,0">
            <text:p/>
          </draw:polygon>
          <draw:polygon draw:style-name="gr2" draw:layer="layout" svg:width="2.428cm" svg:height="0.936cm" svg:x="0cm" svg:y="1.064cm" svg:viewBox="0 0 2429 937" draw:points="0,0 0,937 2429,937 2429,0">
            <text:p/>
          </draw:polygon>
          <draw:polygon draw:style-name="gr3" draw:layer="layout" svg:width="3.025cm" svg:height="0.59cm" svg:x="0cm" svg:y="0.474cm" svg:viewBox="0 0 3026 591" draw:points="0,591 610,0 3026,0 2428,591">
            <text:p/>
          </draw:polygon>
          <draw:polygon draw:style-name="gr2" draw:layer="layout" svg:width="3.025cm" svg:height="0.59cm" svg:x="0cm" svg:y="0.474cm" svg:viewBox="0 0 3026 591" draw:points="0,591 610,0 3026,0 2428,591">
            <text:p/>
          </draw:polygon>
          <draw:polygon draw:style-name="gr4" draw:layer="layout" svg:width="0.597cm" svg:height="1.526cm" svg:x="2.428cm" svg:y="0.474cm" svg:viewBox="0 0 598 1527" draw:points="0,1527 598,924 598,0 0,590">
            <text:p/>
          </draw:polygon>
          <draw:polygon draw:style-name="gr2" draw:layer="layout" svg:width="0.597cm" svg:height="1.526cm" svg:x="2.428cm" svg:y="0.474cm" svg:viewBox="0 0 598 1527" draw:points="0,1527 598,924 598,0 0,590">
            <text:p/>
          </draw:polygon>
          <draw:polygon draw:style-name="gr5" draw:layer="layout" svg:width="0.155cm" svg:height="0.102cm" svg:x="2.104cm" svg:y="0.577cm" svg:viewBox="0 0 156 103" draw:points="91,0 0,103 156,103 156,77 38,77 117,0">
            <text:p/>
          </draw:polygon>
          <draw:polygon draw:style-name="gr5" draw:layer="layout" svg:width="0.156cm" svg:height="0.102cm" svg:x="2.271cm" svg:y="0.577cm" svg:viewBox="0 0 157 103" draw:points="91,0 0,103 157,103 157,77 38,77 117,0">
            <text:p/>
          </draw:polygon>
          <draw:polygon draw:style-name="gr5" draw:layer="layout" svg:width="0.156cm" svg:height="0.102cm" svg:x="2.44cm" svg:y="0.577cm" svg:viewBox="0 0 157 103" draw:points="91,0 0,103 157,103 157,77 39,77 118,0">
            <text:p/>
          </draw:polygon>
          <draw:polygon draw:style-name="gr5" draw:layer="layout" svg:width="0.156cm" svg:height="0.102cm" svg:x="2.609cm" svg:y="0.577cm" svg:viewBox="0 0 157 103" draw:points="91,0 0,103 157,103 157,77 39,77 116,0">
            <text:p/>
          </draw:polygon>
          <draw:polygon draw:style-name="gr5" draw:layer="layout" svg:width="0.155cm" svg:height="0.102cm" svg:x="1.96cm" svg:y="0.718cm" svg:viewBox="0 0 156 103" draw:points="104,0 0,103 156,103 156,77 52,77 117,0">
            <text:p/>
          </draw:polygon>
          <draw:polygon draw:style-name="gr5" draw:layer="layout" svg:width="0.156cm" svg:height="0.102cm" svg:x="2.128cm" svg:y="0.718cm" svg:viewBox="0 0 157 103" draw:points="104,0 0,103 157,103 157,77 52,77 118,0">
            <text:p/>
          </draw:polygon>
          <draw:polygon draw:style-name="gr5" draw:layer="layout" svg:width="0.156cm" svg:height="0.102cm" svg:x="2.298cm" svg:y="0.718cm" svg:viewBox="0 0 157 103" draw:points="105,0 0,103 157,103 157,77 52,77 117,0">
            <text:p/>
          </draw:polygon>
          <draw:polygon draw:style-name="gr5" draw:layer="layout" svg:width="0.156cm" svg:height="0.102cm" svg:x="2.466cm" svg:y="0.718cm" svg:viewBox="0 0 157 103" draw:points="104,0 0,103 157,103 157,77 51,77 117,0">
            <text:p/>
          </draw:polygon>
          <draw:polygon draw:style-name="gr5" draw:layer="layout" svg:width="0.155cm" svg:height="0.103cm" svg:x="1.831cm" svg:y="0.846cm" svg:viewBox="0 0 156 104" draw:points="90,0 0,104 156,104 156,78 38,78 117,0">
            <text:p/>
          </draw:polygon>
          <draw:polygon draw:style-name="gr5" draw:layer="layout" svg:width="0.155cm" svg:height="0.103cm" svg:x="1.999cm" svg:y="0.846cm" svg:viewBox="0 0 156 104" draw:points="90,0 0,104 156,104 156,78 38,78 116,0">
            <text:p/>
          </draw:polygon>
          <draw:polygon draw:style-name="gr5" draw:layer="layout" svg:width="0.155cm" svg:height="0.103cm" svg:x="2.168cm" svg:y="0.846cm" svg:viewBox="0 0 156 104" draw:points="91,0 0,104 156,104 156,78 38,78 117,0">
            <text:p/>
          </draw:polygon>
          <draw:polygon draw:style-name="gr5" draw:layer="layout" svg:width="0.155cm" svg:height="0.103cm" svg:x="2.337cm" svg:y="0.846cm" svg:viewBox="0 0 156 104" draw:points="91,0 0,104 156,104 156,78 39,78 117,0">
            <text:p/>
          </draw:polygon>
          <draw:polygon draw:style-name="gr6" draw:layer="layout" svg:width="0.817cm" svg:height="0.423cm" svg:x="1.272cm" svg:y="0.538cm" svg:viewBox="0 0 818 424" draw:points="0,424 428,0 818,0 389,424">
            <text:p/>
          </draw:polygon>
          <draw:polygon draw:style-name="gr7" draw:layer="layout" svg:width="0.676cm" svg:height="0.462cm" svg:x="0.298cm" svg:y="0.411cm" svg:viewBox="0 0 677 463" draw:points="0,463 104,321 273,141 364,51 455,0 677,0 468,154 273,334 208,463">
            <text:p/>
          </draw:polygon>
          <draw:polygon draw:style-name="gr2" draw:layer="layout" svg:width="0.676cm" svg:height="0.462cm" svg:x="0.298cm" svg:y="0.411cm" svg:viewBox="0 0 677 463" draw:points="0,463 104,321 273,141 364,51 455,0 677,0 468,154 273,334 208,463">
            <text:p/>
          </draw:polygon>
          <draw:polygon draw:style-name="gr1" draw:layer="layout" svg:width="0.208cm" svg:height="0.141cm" svg:x="0.298cm" svg:y="0.872cm" svg:viewBox="0 0 209 142" draw:points="0,0 0,142 209,142 209,0">
            <text:p/>
          </draw:polygon>
          <draw:polygon draw:style-name="gr2" draw:layer="layout" svg:width="0.208cm" svg:height="0.141cm" svg:x="0.298cm" svg:y="0.872cm" svg:viewBox="0 0 209 142" draw:points="0,0 0,142 209,142 209,0">
            <text:p/>
          </draw:polygon>
          <draw:polygon draw:style-name="gr4" draw:layer="layout" svg:width="0.468cm" svg:height="0.602cm" svg:x="0.506cm" svg:y="0.411cm" svg:viewBox="0 0 469 603" draw:points="469,0 469,115 403,231 377,205 325,192 221,269 142,359 104,410 104,500 0,603 0,462 65,333 259,154">
            <text:p/>
          </draw:polygon>
          <draw:polygon draw:style-name="gr2" draw:layer="layout" svg:width="0.468cm" svg:height="0.602cm" svg:x="0.506cm" svg:y="0.411cm" svg:viewBox="0 0 469 603" draw:points="469,0 469,115 403,231 377,205 325,192 221,269 142,359 104,410 104,500 0,603 0,462 65,333 259,154">
            <text:p/>
          </draw:polygon>
          <draw:polygon draw:style-name="gr3" draw:layer="layout" svg:width="1.635cm" svg:height="0.936cm" svg:x="2.428cm" svg:y="0.577cm" svg:viewBox="0 0 1636 937" draw:points="0,937 597,346 1636,0 1077,539">
            <text:p/>
          </draw:polygon>
          <draw:path draw:style-name="gr2" draw:layer="layout" svg:width="1.629cm" svg:height="0.934cm" svg:x="2.428cm" svg:y="0.579cm" svg:viewBox="0 0 1630 935" svg:d="m0 935 597-591 1033-344zm0 4-553 533-1077 398zm0 0z">
            <text:p/>
          </draw:path>
          <draw:polygon draw:style-name="gr6" draw:layer="layout" svg:width="1.077cm" svg:height="0.474cm" svg:x="2.428cm" svg:y="1.116cm" svg:viewBox="0 0 1078 475" draw:points="0,398 0,475 1078,77 1078,0">
            <text:p/>
          </draw:polygon>
          <draw:polygon draw:style-name="gr2" draw:layer="layout" svg:width="1.077cm" svg:height="0.474cm" svg:x="2.428cm" svg:y="1.116cm" svg:viewBox="0 0 1078 475" draw:points="0,398 0,475 1078,77 1078,0">
            <text:p/>
          </draw:polygon>
          <draw:polygon draw:style-name="gr8" draw:layer="layout" svg:width="0.558cm" svg:height="0.616cm" svg:x="3.505cm" svg:y="0.577cm" svg:viewBox="0 0 559 617" draw:points="559,0 559,64 0,617 0,539">
            <text:p/>
          </draw:polygon>
          <draw:path draw:style-name="gr2" draw:layer="layout" svg:width="0.552cm" svg:height="0.609cm" svg:x="3.505cm" svg:y="0.583cm" svg:viewBox="0 0 553 610" svg:d="m553 64-553 546v-78l553-532zm0 64z">
            <text:p/>
          </draw:path>
          <draw:polygon draw:style-name="gr8" draw:layer="layout" svg:width="0.869cm" svg:height="1.064cm" svg:x="0.818cm" svg:y="0cm" svg:viewBox="0 0 870 1065" draw:points="259,1065 870,474 597,0 0,603">
            <text:p/>
          </draw:polygon>
          <draw:path draw:style-name="gr2" draw:layer="layout" svg:width="0.869cm" svg:height="1.051cm" svg:x="0.818cm" svg:y="0.013cm" svg:viewBox="0 0 870 1052" svg:d="m259 1052 611-591-266-461zm-20 0-584 589 259 463zm0 0z">
            <text:p/>
          </draw:path>
          <draw:line draw:style-name="gr9" draw:layer="layout" svg:x1="1.221cm" svg:y1="0.971cm" svg:x2="1.214cm" svg:y2="0.961cm">
            <text:p/>
          </draw:line>
          <draw:line draw:style-name="gr10" draw:layer="layout" svg:x1="1.337cm" svg:y1="0.842cm" svg:x2="1.331cm" svg:y2="0.833cm">
            <text:p/>
          </draw:line>
          <draw:line draw:style-name="gr10" draw:layer="layout" svg:x1="1.467cm" svg:y1="0.727cm" svg:x2="1.461cm" svg:y2="0.718cm">
            <text:p/>
          </draw:line>
          <draw:line draw:style-name="gr10" draw:layer="layout" svg:x1="1.584cm" svg:y1="0.613cm" svg:x2="1.578cm" svg:y2="0.603cm">
            <text:p/>
          </draw:line>
          <draw:path draw:style-name="gr2" draw:layer="layout" svg:width="0.869cm" svg:height="1.051cm" svg:x="0.818cm" svg:y="0.013cm" svg:viewBox="0 0 870 1052" svg:d="m259 1052 611-591-266-461zm-20 0-584 589 259 463zm0 0z">
            <text:p/>
          </draw:path>
          <draw:polygon draw:style-name="gr11" draw:layer="layout" svg:width="0.286cm" svg:height="0.462cm" svg:x="0.792cm" svg:y="0.603cm" svg:viewBox="0 0 287 463" draw:points="287,463 247,450 0,38 26,0">
            <text:p/>
          </draw:polygon>
          <draw:polygon draw:style-name="gr2" draw:layer="layout" svg:width="0.286cm" svg:height="0.462cm" svg:x="0.792cm" svg:y="0.603cm" svg:viewBox="0 0 287 463" draw:points="287,463 247,450 0,38 26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Fax</dc:title>
    <meta:creation-date>2011-02-07T16:45:47</meta:creation-date>
    <meta:editing-duration>P0D</meta:editing-duration>
    <meta:editing-cycles>1</meta:editing-cycles>
    <meta:document-statistic meta:object-count="41"/>
    <meta:generator>OpenOffice.org/3.3$Linux OpenOffice.org_project/330m20$Build-9567</meta:generator>
  </office:meta>
</office:document-meta>
</file>